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Arial" fo:font-size="13pt" officeooo:rsid="000de2c2" officeooo:paragraph-rsid="000de2c2" style:font-size-asian="11.3500003814697pt" style:font-size-complex="13pt"/>
    </style:style>
    <style:style style:name="P3" style:family="paragraph" style:parent-style-name="Standard">
      <style:paragraph-properties fo:line-height="150%"/>
      <style:text-properties style:font-name="Arial" fo:font-size="11pt" officeooo:paragraph-rsid="000cbab8" style:font-size-asian="11pt" style:font-size-complex="11pt"/>
    </style:style>
    <style:style style:name="P4" style:family="paragraph" style:parent-style-name="Standard">
      <style:paragraph-properties fo:line-height="150%"/>
      <style:text-properties style:font-name="Arial" fo:font-size="11pt" fo:font-weight="bold" officeooo:rsid="000de2c2" officeooo:paragraph-rsid="000de2c2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/>
      <style:text-properties officeooo:rsid="000de2c2" officeooo:paragraph-rsid="000de2c2"/>
    </style:style>
    <style:style style:name="T1" style:family="text">
      <style:text-properties officeooo:rsid="000cbab8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officeooo:rsid="000cbab8" style:font-size-asian="11pt" style:font-size-complex="11pt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Lösungen Geografie Klasse 11</text:span> <text:s/><text:span text:style-name="T2">vom 10.12.2020</text:span></text:p>
      <text:p text:style-name="P5"><text:span text:style-name="T4"/></text:p>
      <text:p text:style-name="P5"><text:span text:style-name="T6">2.</text:span><text:span text:style-name="T4"> </text:span></text:p>
      <text:p text:style-name="P1"><text:span text:style-name="T5">Mögliche</text:span><text:span text:style-name="T4"> Ursachen für Gentrifizierung können genannt werden: – anhaltender Zuzug besser Verdienender in die Innenstädte, rückläufige Attraktivität von Stadtrandlagen und Einfamilienhaussiedlungen im Umland, – Modernisierung und bauliche Aufwertung des innerstädtischen Altbaubestandes, – Einkommensteigerungen und berufliche Weiterentwicklung der ursprünglichen Pioniere mit Wunsch nach selbstbestimmten Wohnen in Innenstadtlagen, – suche nach einem Wohnort nahe des Arbeitsplatzes, Verringerung des Pendleraufwandes, <text:s/>– wachsende Nachfrage nach Luxuswohnen gerade in „angesagten“ Metropolen, – wirtschaftlicher Strukturwandel mit starker Zunahme entsprechend besser bezahlter Arbeitsplätze</text:span></text:p>
      <text:p text:style-name="P4">4.</text:p>
      <text:p text:style-name="P3">Individuelle Aufgabenlösung: In die Bewertung können folgende Aspekte einfließen: – Positiver Ansatz, da neuer Wohnraum Druck auf den Wohnungsmarkt aufgrund des anhaltenden Zuzugs reduzieren kann. – Positiv ist der Versuch, Mietsteigerungen zu reduzieren. – Größere Neubauflächen können jedoch fast nur am Stadtrand und in der Außenzone entstehen, die damit stark verdichtet werden. – Auch genossenschaftlicher Wohnungsbau in Altbaugebieten kann Gentrifizierungsprozesse verstärken. – Der Trend zur Umwandlung von Mietwohnungen in teure Eigentumswohnungen ist nur begrenzt steuerbar – Ein eigenes Fazit sollte gezogen werd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6:41:22.015000000</meta:creation-date>
    <dc:date>2020-12-12T17:00:49.101000000</dc:date>
    <meta:editing-duration>PT9M17S</meta:editing-duration>
    <meta:editing-cycles>1</meta:editing-cycles>
    <meta:document-statistic meta:table-count="0" meta:image-count="0" meta:object-count="0" meta:page-count="1" meta:paragraph-count="5" meta:word-count="154" meta:character-count="1365" meta:non-whitespace-character-count="1200"/>
    <meta:generator>LibreOffice/6.2.8.2$Windows_X86_64 LibreOffice_project/f82ddfca21ebc1e222a662a32b25c0c9d20169ee</meta:generator>
  </office:meta>
</office:document-meta>
</file>